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roid Sans Fallback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line-height="100%" fo:text-align="center" style:justify-single-word="false"/>
    </style:style>
    <style:style style:name="P2" style:family="paragraph" style:parent-style-name="Text_20_body">
      <style:paragraph-properties fo:line-height="100%" fo:text-align="justify" style:justify-single-word="false"/>
    </style:style>
    <style:style style:name="P3" style:family="paragraph" style:parent-style-name="Text_20_body">
      <style:paragraph-properties fo:line-height="100%" fo:text-align="justify" style:justify-single-word="false"/>
      <style:text-properties fo:color="#000000" style:font-name="Georgia" fo:font-size="12pt" style:font-size-asian="12pt" style:font-size-complex="12pt"/>
    </style:style>
    <style:style style:name="P4" style:family="paragraph" style:parent-style-name="Text_20_body">
      <style:paragraph-properties fo:line-height="100%" fo:text-align="center" style:justify-single-word="false"/>
      <style:text-properties fo:color="#000000" style:font-name="Georgia" fo:font-size="12pt" style:font-size-asian="12pt" style:font-size-complex="12pt"/>
    </style:style>
    <style:style style:name="T1" style:family="text">
      <style:text-properties fo:color="#000000" style:font-name="Georgia" fo:font-size="14pt" style:font-size-asian="14pt" style:font-size-complex="14pt"/>
    </style:style>
    <style:style style:name="T2" style:family="text">
      <style:text-properties fo:color="#000000" style:font-name="Georgia"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color="#000000" style:font-name="Georgia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000000" style:font-name="Georgia" fo:font-size="12pt" style:font-size-asian="12pt" style:font-size-complex="12pt"/>
    </style:style>
    <style:style style:name="T5" style:family="text">
      <style:text-properties style:font-name="Georgi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<text:span text:style-name="T1">A LA SUBDELEGACIÓN DEL GOBIERNO EN X</text:span></text:span></text:p>
      <text:p text:style-name="P2"><text:span text:style-name="Strong_20_Emphasis"><text:span text:style-name="T2"/></text:span></text:p>
      <text:p text:style-name="P2"><text:span text:style-name="Strong_20_Emphasis"><text:span text:style-name="T2"><text:tab/>D. <text:s/>XXXXXXX, con NIF 34543545 y domicilio a efectos de notificaciones en C/dfsfdfdsfsdf, en nombre propio (o de XXXXXX colectivo), y como mejor proceda en Derecho <text:s/></text:span></text:span><text:span text:style-name="Strong_20_Emphasis"><text:span text:style-name="T3">COMUNICO</text:span></text:span></text:p>
      <text:p text:style-name="P1"><text:span text:style-name="Strong_20_Emphasis"><text:span text:style-name="T3"/></text:span></text:p>
      <text:p text:style-name="P2"><text:span text:style-name="Strong_20_Emphasis"><text:span text:style-name="T2"><text:tab/>La realización de un acto de calle en XXXX lugar, durante XXXX horas, XXX fecha y que consistirá </text:span></text:span><text:span text:style-name="Strong_20_Emphasis"><text:span text:style-name="Source_20_Text"><text:span text:style-name="T2">en la instalación de una mesa informativa en la </text:span></text:span></text:span><text:span text:style-name="Source_20_Text"><text:span text:style-name="T5">que se distribuirá información y se realizará una encuesta para recoger la opinión de la ciudadanía sobre el modelo de Estado y sobre la convocatoria de referéndums vinculantes para todas las cuestiones fundamentales que nos afecten.</text:span></text:span></text:p>
      <text:p text:style-name="P2"><text:span text:style-name="Strong_20_Emphasis"><text:span text:style-name="T2"><text:tab/>Prevemos la posible utilización de pancartas, octavillas, megáfonos, recogidas de firmas, y demás material de tipo reivindicativo, dentro de las actividades propias entorno a los derechos de libertad de expresión, información y reunión.</text:span></text:span></text:p>
      <text:p text:style-name="P2"><text:span text:style-name="Strong_20_Emphasis"><text:span text:style-name="T2"><text:tab/>El lugar escogido se trata de un espacio peatonal de gran amplitud, por lo que no nos parece que se vayan a producir limitaciones a la normal libertad y seguridad de circulación de las personas.</text:span></text:span></text:p>
      <text:p text:style-name="P2"><text:span text:style-name="Strong_20_Emphasis"><text:span text:style-name="T2"><text:tab/>La razón de urgencia es la abdicación del Rey Juan Carlos, por lo que la organización de tal acción no podría haberse realizado con el plazo ordinario de 10 días.</text:span></text:span></text:p>
      <text:p text:style-name="P3"/>
      <text:p text:style-name="P2"><text:span text:style-name="Strong_20_Emphasis"><text:span text:style-name="T2">Por todo ello </text:span></text:span></text:p>
      <text:p text:style-name="P2"><text:span text:style-name="Strong_20_Emphasis"><text:span text:style-name="T4"><text:tab/></text:span></text:span><text:span text:style-name="Strong_20_Emphasis"><text:span text:style-name="T1">SOLICITO</text:span></text:span><text:span text:style-name="Strong_20_Emphasis"><text:span text:style-name="T4"> </text:span></text:span><text:span text:style-name="Strong_20_Emphasis"><text:span text:style-name="T2">q</text:span></text:span><text:span text:style-name="T2">ue teniendo </text:span><text:span text:style-name="T4">por presentado este escrito, se sirva admitirlo, y tenga por hechas las manifestaciones que obran en el mismo y por </text:span><text:span text:style-name="T3">recibida la comunicación </text:span><text:span text:style-name="T4">que establece la L.O. 9/1983, en plazo de urgencia y a los efectos oportunos. </text:span></text:p>
      <text:p text:style-name="P3"/>
      <text:p text:style-name="P4">En XXX a 15 de Junio de 2014</text:p>
      <text:p text:style-name="P4"/>
      <text:p text:style-name="P4"/>
      <text:p text:style-name="P4"/>
      <text:p text:style-name="P4"/>
      <text:p text:style-name="P4"/>
      <text:p text:style-name="P4">Fdo. XXXXXXXXXXXXX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roid Sans Fallback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197cm" style:type="center"/>
          <style:tab-stop style:position="14.393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Droid Sans Fallback" style:font-size-asian="10pt" style:font-name-complex="Lohit Hindi2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Droid Sans Mono" style:font-name-asian="Droid Sans Fallback" style:font-name-complex="Lohit Hindi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122cm" fo:margin-bottom="3.136cm" fo:margin-left="3.651cm" fo:margin-right="2.956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 de la Mora González</meta:initial-creator>
    <meta:creation-date>2011-06-01T10:07:30</meta:creation-date>
    <dc:date>2014-06-10T19:17:28</dc:date>
    <meta:editing-duration>PT2H53M13S</meta:editing-duration>
    <meta:editing-cycles>9</meta:editing-cycles>
    <meta:generator>LibreOffice/3.5$Linux_X86_64 LibreOffice_project/350m1$Build-2</meta:generator>
    <meta:printed-by>Gabriel de la Mora González</meta:printed-by>
    <meta:print-date>2012-11-12T11:55:03</meta:print-date>
    <dc:creator>gabriel </dc:creator>
    <meta:document-statistic meta:table-count="0" meta:image-count="0" meta:object-count="0" meta:page-count="1" meta:paragraph-count="10" meta:word-count="248" meta:character-count="1486" meta:non-whitespace-character-count="1238"/>
  </office:meta>
</office:document-meta>
</file>